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98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NDCG</text:p>
          </table:table-cell>
          <table:table-cell table:style-name="ce1" table:number-columns-repeated="10"/>
        </table:table-row>
        <table:table-row table:style-name="ro1">
          <table:table-cell office:value-type="string" calcext:value-type="string">
            <text:p>coronavirus economy virus health</text:p>
          </table:table-cell>
          <table:table-cell office:value-type="float" office:value="0.914325" calcext:value-type="float">
            <text:p>0.914325</text:p>
          </table:table-cell>
          <table:table-cell office:value-type="float" office:value="0.755324" calcext:value-type="float">
            <text:p>0.7553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ama obamacare healthcare socialist socialism</text:p>
          </table:table-cell>
          <table:table-cell office:value-type="float" office:value="1" calcext:value-type="float">
            <text:p>1</text:p>
          </table:table-cell>
          <table:table-cell office:value-type="float" office:value="0.999037" calcext:value-type="float">
            <text:p>0.9990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merica economy tax taxes spending</text:p>
          </table:table-cell>
          <table:table-cell office:value-type="float" office:value="0.915437" calcext:value-type="float">
            <text:p>0.915437</text:p>
          </table:table-cell>
          <table:table-cell office:value-type="float" office:value="0.89474" calcext:value-type="float">
            <text:p>0.894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aq war middle east obama military</text:p>
          </table:table-cell>
          <table:table-cell office:value-type="float" office:value="0.978889" calcext:value-type="float">
            <text:p>0.978889</text:p>
          </table:table-cell>
          <table:table-cell office:value-type="float" office:value="0.802141" calcext:value-type="float">
            <text:p>0.8021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v television ratings news best</text:p>
          </table:table-cell>
          <table:table-cell office:value-type="float" office:value="0.630596" calcext:value-type="float">
            <text:p>0.630596</text:p>
          </table:table-cell>
          <table:table-cell office:value-type="float" office:value="0.629338" calcext:value-type="float">
            <text:p>0.6293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mazing greatest best great incredible</text:p>
          </table:table-cell>
          <table:table-cell office:value-type="float" office:value="0.935437" calcext:value-type="float">
            <text:p>0.935437</text:p>
          </table:table-cell>
          <table:table-cell office:value-type="float" office:value="0.887225" calcext:value-type="float">
            <text:p>0.88722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election bernie sanders policy</text:p>
          </table:table-cell>
          <table:table-cell office:value-type="float" office:value="0.952103" calcext:value-type="float">
            <text:p>0.952103</text:p>
          </table:table-cell>
          <table:table-cell office:value-type="float" office:value="0.88555" calcext:value-type="float">
            <text:p>0.885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ection super tuesday results race candidate</text:p>
          </table:table-cell>
          <table:table-cell office:value-type="float" office:value="0.707103" calcext:value-type="float">
            <text:p>0.707103</text:p>
          </table:table-cell>
          <table:table-cell office:value-type="float" office:value="0.785102" calcext:value-type="float">
            <text:p>0.7851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ssia collusion fake news kremlin putin</text:p>
          </table:table-cell>
          <table:table-cell office:value-type="float" office:value="0.966389" calcext:value-type="float">
            <text:p>0.966389</text:p>
          </table:table-cell>
          <table:table-cell office:value-type="float" office:value="0.947227" calcext:value-type="float">
            <text:p>0.9472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d cruz election sad</text:p>
          </table:table-cell>
          <table:table-cell office:value-type="float" office:value="0.99" calcext:value-type="float">
            <text:p>0.99</text:p>
          </table:table-cell>
          <table:table-cell office:value-type="float" office:value="0.926287" calcext:value-type="float">
            <text:p>0.926287</text:p>
          </table:table-cell>
          <table:table-cell table:number-columns-repeated="10"/>
        </table:table-row>
        <table:table-row table:style-name="ro1">
          <table:table-cell/>
          <table:table-cell table:formula="of:=AVERAGE([.B2:.B11])" office:value-type="float" office:value="0.8990279" calcext:value-type="float">
            <text:p>0.8990279</text:p>
          </table:table-cell>
          <table:table-cell table:formula="of:=AVERAGE([.C2:.C11])" office:value-type="float" office:value="0.8511971" calcext:value-type="float">
            <text:p>0.851197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3T08:01:16.494362907</meta:creation-date>
    <dc:date>2020-04-23T08:56:02.698216190</dc:date>
    <meta:editing-duration>PT4M5S</meta:editing-duration>
    <meta:editing-cycles>1</meta:editing-cycles>
    <meta:document-statistic meta:table-count="1" meta:cell-count="35" meta:object-count="0"/>
    <meta:generator>LibreOffice/6.4.3.2$Linux_X86_64 LibreOffice_project/85aa6f776c6af63185291a519637a4f7af4e8a3b</meta:generator>
  </office:meta>
</office:document-meta>
</file>